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Lucida Conso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Lucida Conso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Lucida Conso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  <style:text-properties fo:color="#000000" style:text-outline="false" style:text-line-through-style="none" style:text-line-through-type="none" style:font-name="Lucida Conso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row table:style-name="ro1"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Bracken</text:p>
          </table:table-cell>
          <table:table-cell table:style-name="ce4"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grostis.spp. <text:s text:c="13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emone.nemorosa <text:s text:c="10"/>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thoxanthum.odoratum <text:s text:c="5"/></text:p>
          </table:table-cell>
        </table:table-row>
        <table:table-row table:style-name="ro1">
          <table:table-cell office:value-type="string" calcext:value-type="string">
            <text:p>Fer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hyrium.filix.femina <text:s text:c="4"/></text:p>
          </table:table-cell>
        </table:table-row>
        <table:table-row table:style-name="ro1">
          <table:table-cell table:style-name="ce3" office:value-type="string" calcext:value-type="string">
            <text:p>Fer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echnum.spicant <text:s text:c="10"/></text:p>
          </table:table-cell>
        </table:table-row>
        <table:table-row table:style-name="ro1">
          <table:table-cell table:style-name="ce3" office:value-type="string" calcext:value-type="string">
            <text:p>Gr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achypodium.sylvaticum <text:s text:c="3"/></text:p>
          </table:table-cell>
        </table:table-row>
        <table:table-row table:style-name="ro1">
          <table:table-cell table:style-name="ce3"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damine.flexuosa <text:s text:c="8"/></text:p>
          </table:table-cell>
        </table:table-row>
        <table:table-row table:style-name="ro1">
          <table:table-cell table:style-name="ce3" office:value-type="string" calcext:value-type="string">
            <text:p>Gr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ex.demissa <text:s text:c="12"/></text:p>
          </table:table-cell>
        </table:table-row>
        <table:table-row table:style-name="ro1">
          <table:table-cell table:style-name="ce3" office:value-type="string" calcext:value-type="string">
            <text:p>Gr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ex.pilulifera <text:s text:c="10"/></text:p>
          </table:table-cell>
        </table:table-row>
        <table:table-row table:style-name="ro1">
          <table:table-cell table:style-name="ce3" office:value-type="string" calcext:value-type="string">
            <text:p>Gr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ex.remota <text:s text:c="14"/></text:p>
          </table:table-cell>
        </table:table-row>
        <table:table-row table:style-name="ro1">
          <table:table-cell table:style-name="ce3" office:value-type="string" calcext:value-type="string">
            <text:p>Gr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ex.sylvatica <text:s text:c="11"/></text:p>
          </table:table-cell>
        </table:table-row>
        <table:table-row table:style-name="ro1">
          <table:table-cell table:style-name="ce3"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erastium.vulgatum <text:s text:c="7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ircaea.lutetiana <text:s text:c="9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irsium.vulgare <text:s text:c="11"/>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ctylis.glomerata <text:s text:c="8"/>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schampsia.cespitosa <text:s text:c="4"/>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schampsia.flexuosa <text:s text:c="6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gitalis.purpurea <text:s text:c="8"/></text:p>
          </table:table-cell>
        </table:table-row>
        <table:table-row table:style-name="ro1">
          <table:table-cell office:value-type="string" calcext:value-type="string">
            <text:p>Fer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yopteris.austriaca <text:s text:c="6"/></text:p>
          </table:table-cell>
        </table:table-row>
        <table:table-row table:style-name="ro1">
          <table:table-cell office:value-type="string" calcext:value-type="string">
            <text:p>Fer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yopteris.filix.mas <text:s text:c="5"/></text:p>
          </table:table-cell>
        </table:table-row>
        <table:table-row table:style-name="ro1">
          <table:table-cell office:value-type="string" calcext:value-type="string">
            <text:p>Fer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yopteris.spinulosa <text:s text:c="6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ndymion.nonscriptus <text:s text:c="6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ilibium.montanum <text:s text:c="8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ilobium.parviflorum <text:s text:c="4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uphorbia.amygdaliodes <text:s text:c="4"/>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stuca.ovina <text:s text:c="13"/></text:p>
          </table:table-cell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angula.alnus <text:s text:c="12"/></text:p>
          </table:table-cell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axinus.excelsior <text:s text:c="7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lium.palustre <text:s text:c="11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lium.saxatile <text:s text:c="11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um.urbanum <text:s text:c="14"/>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lyceria.sp. <text:s text:c="13"/></text:p>
          </table:table-cell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dera.helix <text:s text:c="14"/>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lcus.mollis <text:s text:c="13"/></text:p>
          </table:table-cell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ypericum.androsaemum <text:s text:c="5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uncus.buffonius <text:s text:c="9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uncus.effusus <text:s text:c="12"/></text:p>
          </table:table-cell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nicera.periclymenum <text:s text:c="5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tus.corniculatus <text:s text:c="8"/>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uzula.campestris <text:s text:c="8"/>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uzula.multiflora <text:s text:c="9"/>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uzula.pilosa <text:s text:c="13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ysimachia.nemorum <text:s text:c="8"/></text:p>
          </table:table-cell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us.sylvestris <text:s text:c="9"/>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linia.caerulea <text:s text:c="10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xalis.acetosella <text:s text:c="9"/>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a.annua <text:s text:c="17"/>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a.trivialis <text:s text:c="12"/></text:p>
          </table:table-cell>
        </table:table-row>
        <table:table-row table:style-name="ro1">
          <table:table-cell office:value-type="string" calcext:value-type="string">
            <text:p>Fer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lypodium.vulgare <text:s text:c="8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tentilla.erecta <text:s text:c="9"/></text:p>
          </table:table-cell>
        </table:table-row>
        <table:table-row table:style-name="ro1">
          <table:table-cell office:value-type="string" calcext:value-type="string">
            <text:p>Fern</text:p>
          </table:table-cell>
          <table:table-cell office:value-type="string" calcext:value-type="string">
            <text:p>Bracken</text:p>
          </table:table-cell>
          <table:table-cell office:value-type="string" calcext:value-type="string">
            <text:p>Pteridium.aquilinum <text:s text:c="7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unculus.flammula <text:s text:c="6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unculus.repens <text:s text:c="9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ubus.fruticosus <text:s text:c="10"/></text:p>
          </table:table-cell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uscus.aculeatus <text:s text:c="10"/></text:p>
          </table:table-cell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lix.cinerea <text:s text:c="12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utellaria.minor <text:s text:c="9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necio.sylvatica <text:s text:c="9"/></text:p>
          </table:table-cell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rbus.aucuparia <text:s text:c="10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llaria.alsine <text:s text:c="9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ronica.chamaedrys <text:s text:c="7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ronica.officinalis <text:s text:c="6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ola.riviniana <text:s text:c="11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tus.pedunculatus <text:s text:c="7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lampyrum.pratense <text:s text:c="7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tia.fontanum <text:s text:c="11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lypodium.interjectum <text:s text:c="4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unculus.sarduous <text:s text:c="6"/>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raxacum.officinalis.agg. </text:p>
          </table:table-cell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ccinium.myrtill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" svg:font-family="'Lucida Console'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 style:data-style-name="N2" text:time-value="11:04:25.3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7:48:54.562000000</meta:creation-date>
    <dc:date>2015-01-20T11:05:54.513000000</dc:date>
    <meta:editing-duration>PT7M20S</meta:editing-duration>
    <meta:editing-cycles>2</meta:editing-cycles>
    <meta:generator>LibreOffice/4.3.5.2$Windows_x86 LibreOffice_project/3a87456aaa6a95c63eea1c1b3201acedf0751bd5</meta:generator>
    <meta:document-statistic meta:table-count="1" meta:cell-count="213" meta:object-count="0"/>
  </office:meta>
</office:document-meta>
</file>